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>
      <style:text-properties fo:font-size="11pt" officeooo:paragraph-rsid="000365bf" style:font-size-asian="11pt" style:font-size-complex="11pt"/>
    </style:style>
    <style:style style:name="P5" style:family="paragraph" style:parent-style-name="Text_20_body" style:list-style-name="L4">
      <style:text-properties fo:font-size="11pt" style:font-size-asian="11pt" style:font-size-complex="11pt"/>
    </style:style>
    <style:style style:name="P6" style:family="paragraph" style:parent-style-name="Text_20_body" style:list-style-name="L2">
      <loext:graphic-properties draw:fill="none"/>
      <style:paragraph-properties fo:margin-left="1.9cm" fo:margin-right="2cm" fo:margin-top="0cm" fo:margin-bottom="0.247cm" style:contextual-spacing="false" fo:line-height="115%" fo:text-indent="-0.6cm" style:auto-text-indent="false" fo:background-color="transparent"/>
      <style:text-properties fo:font-size="11pt" style:font-size-asian="11pt" style:font-size-complex="11pt"/>
    </style:style>
    <style:style style:name="P7" style:family="paragraph" style:parent-style-name="Text_20_body" style:list-style-name="L8" style:master-page-name="">
      <loext:graphic-properties draw:fill="none"/>
      <style:paragraph-properties fo:margin-left="1.9cm" fo:margin-right="2cm" fo:margin-top="0cm" fo:margin-bottom="0.247cm" style:contextual-spacing="false" fo:line-height="115%" fo:text-indent="-0.6cm" style:auto-text-indent="false" style:page-number="auto" fo:background-color="transparent"/>
      <style:text-properties fo:font-size="11pt" officeooo:paragraph-rsid="00039f20" style:font-size-asian="11pt" style:font-size-complex="11pt"/>
    </style:style>
    <style:style style:name="P8" style:family="paragraph" style:parent-style-name="Text_20_body">
      <style:text-properties officeooo:rsid="000365bf" officeooo:paragraph-rsid="000365bf"/>
    </style:style>
    <style:style style:name="P9" style:family="paragraph" style:parent-style-name="Text_20_body" style:list-style-name="L3"/>
    <style:style style:name="P10" style:family="paragraph" style:parent-style-name="Text_20_body" style:list-style-name="L1"/>
    <style:style style:name="T1" style:family="text">
      <style:text-properties officeooo:rsid="000284f5"/>
    </style:style>
    <style:style style:name="T2" style:family="text">
      <style:text-properties officeooo:rsid="000365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365bf"/>
    </style:style>
    <style:style style:name="T6" style:family="text">
      <style:text-properties style:text-position="sub 58%" officeooo:rsid="00039f20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039f20" style:font-size-asian="11pt" style:font-size-complex="11pt"/>
    </style:style>
    <style:style style:name="T9" style:family="text">
      <style:text-properties fo:font-size="11pt" officeooo:rsid="0004cc85" style:font-size-asian="11pt" style:font-size-complex="11pt"/>
    </style:style>
    <style:style style:name="T10" style:family="text">
      <style:text-properties officeooo:rsid="00039f20"/>
    </style:style>
    <style:style style:name="T11" style:family="text">
      <style:text-properties officeooo:rsid="0004cc85"/>
    </style:style>
    <style:style style:name="T12" style:family="text">
      <style:text-properties officeooo:rsid="00061026"/>
    </style:style>
    <style:style style:name="T13" style:family="text">
      <style:text-properties officeooo:rsid="00073579"/>
    </style:style>
    <style:style style:name="T14" style:family="text">
      <style:text-properties officeooo:rsid="000a1fb0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07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07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gram ćwiczenia „B</text:span>adanie przetwornic<text:span text:style-name="T1">y</text:span> DC/DC <text:span text:style-name="T14">podnoszącej</text:span><text:span text:style-name="T1"> napięcie”</text:span></text:p>
      <text:p text:style-name="P2">1. Dostępne wyposażenie stanowiska laboratoryjnego</text:p>
      <text:p text:style-name="P3">Stanowisko w<text:span text:style-name="T2">y</text:span>po<text:span text:style-name="T2">sażony jest w zestaw laboratoryjny (schemat dostępny na stronie kursu) oraz oscyloskop 4-kanałowy.</text:span></text:p>
      <text:p text:style-name="P8"><text:span text:style-name="T3">2. Zadania do zrealizowania</text:span></text:p>
      <text:p text:style-name="P4"><text:span text:style-name="T2">2</text:span>.1. Dla układu przetwornicy <text:span text:style-name="T14">podnoszącej</text:span> napięcie bez sprzężenia zwrotnego wykonać pomiary (należy dokonać pomiar<text:span text:style-name="T2">y</text:span> ukazując<text:span text:style-name="T2">e</text:span> zmiany <text:span text:style-name="T2">parametrów</text:span> dla pracy z prądem ciągłym jak i z prądem nieciągłym cewki; należy również określić – i zaznaczyć na <text:span text:style-name="T2">otrzymanych wykresach – </text:span>punkt przechodzenia z jednego trybu pracy w drugi):</text:p>
      <text:list text:style-name="L1">
        <text:list-item>
          <text:p text:style-name="P10">zależność napięcia wyjściowego od wypełnienia (stałe napięcie wejściowe U<text:span text:style-name="T5">O</text:span>, stałe obciążenie I<text:span text:style-name="T4">O</text:span>);</text:p>
        </text:list-item>
        <text:list-item>
          <text:p text:style-name="P10">zależność napięcia wyjściowego od obciążenia (stałe wypełnienie D, stałe napięcie wejściowe U<text:span text:style-name="T4">O</text:span>);</text:p>
        </text:list-item>
        <text:list-item>
          <text:p text:style-name="P10">dla wybranej konfiguracji (tj. częstotliwości pracy, wartości indukcyjności i pojemności oraz U<text:span text:style-name="T4">I</text:span>) przetwornicy dokonać pomiaru D=f(I<text:span text:style-name="T4">O</text:span>). Pomiarów należy dokonać spełniając następujące zalecenia:</text:p>
        </text:list-item>
      </text:list>
      <text:list text:style-name="L8">
        <text:list-item>
          <text:list>
            <text:list-item>
              <text:p text:style-name="P7">pomiarów należy dokonać przy różnych U<text:span text:style-name="T4">O</text:span>. Należy wybrać min. 4 wartości istotnie się różniące (np. U<text:span text:style-name="T4">O1</text:span>=<text:span text:style-name="T10">1,4</text:span>U<text:span text:style-name="T6">i</text:span> <text:span text:style-name="T10">; U</text:span><text:span text:style-name="T6">O1</text:span><text:span text:style-name="T10">= 2U</text:span><text:span text:style-name="T6">i</text:span><text:span text:style-name="T10">; U</text:span><text:span text:style-name="T6">O1</text:span><text:span text:style-name="T10">= 2,8U</text:span><text:span text:style-name="T6">i</text:span><text:span text:style-name="T10">; U</text:span><text:span text:style-name="T6">O1</text:span><text:span text:style-name="T10">= 4U</text:span><text:span text:style-name="T6">i</text:span>);</text:p>
            </text:list-item>
          </text:list>
        </text:list-item>
      </text:list>
      <text:list text:style-name="L2">
        <text:list-item>
          <text:list>
            <text:list-item>
              <text:p text:style-name="P6">napięcie U<text:span text:style-name="T4">O</text:span> ma być stałe podczas zmieniania I<text:span text:style-name="T4">O</text:span> (zmiany napięcia należy kompensować współczynnikiem wypełnienia D);</text:p>
            </text:list-item>
            <text:list-item>
              <text:p text:style-name="P6">wyniki należy nanieść na jeden wykres. Należy zaznaczyć miejsce przejścia pomiędzy trybami pracy przetwornicy i połączyć ze sobą te miejsca;</text:p>
            </text:list-item>
          </text:list>
        </text:list-item>
      </text:list>
      <text:list text:style-name="L3">
        <text:list-item>
          <text:p text:style-name="P9"><text:span text:style-name="T8">Zbadać z</text:span><text:span text:style-name="T7">ależność współczynnika tętnień od obciążenia (stała pulsacja, różne pojemności). Należy również zarejestrować widmo tętnień (2x dla trybu z ciągłym i 2x z nieciągłym trybem pracy);</text:span></text:p>
        </text:list-item>
        <text:list-item>
          <text:p text:style-name="P9"><text:span text:style-name="T8">Zbadać</text:span><text:span text:style-name="T7"> zależność współczynnika tętnień od częstotliwości kluczowania (stałe obciążenie, różne pojemności </text:span><text:span text:style-name="T8">filtrujące</text:span><text:span text:style-name="T7">);</text:span></text:p>
        </text:list-item>
        <text:list-item>
          <text:p text:style-name="P9"><text:span text:style-name="T8">Zbadać z</text:span><text:span text:style-name="T7">ależność współczynnika tętnień od wypełnienia (stałe obciążenie, różne pojemności).</text:span></text:p>
        </text:list-item>
      </text:list>
      <text:p text:style-name="P3"><text:span text:style-name="T11">2</text:span>.2. Dla układu przetwornicy obniżającej napięcie ze sprzężeniem zwrotnym wykonać pomiary</text:p>
      <text:list text:style-name="L4">
        <text:list-item>
          <text:p text:style-name="P5">zależność wypełnienia od napięcia zasilania (stałe obciążenie);</text:p>
        </text:list-item>
        <text:list-item>
          <text:p text:style-name="P5">zależność wypełnienia od obciążenia (stałe napięcie zasilania);</text:p>
        </text:list-item>
        <text:list-item>
          <text:p text:style-name="P5">na jednym oscylogramie: napięcie na wejściu filtra, prąd cewki (różne wartości indukcyjności i rezystancji obciążenia, w miarę możliwości dobrać tak, aby prąd cewki był ciągły);</text:p>
        </text:list-item>
        <text:list-item>
          <text:p text:style-name="P5">oscylogram: napięcie wyjściowe (składnik AC) dla różnych wartości obciążenia i kondensatora filtrującego.</text:p>
          <text:p text:style-name="P5"/>
        </text:list-item>
      </text:list>
      <text:p text:style-name="Text_20_body"><text:span text:style-name="T3">UWAGA:</text:span> <text:span text:style-name="T7">Wszystkie pomierzone zależności przedstawić w formie wykresów. Dla każdego z pomiarów umieścić informację, czy prąd cewki był ciągły. W punkcie </text:span><text:span text:style-name="T9">2</text:span><text:span text:style-name="T7">.1.</text:span><text:span text:style-name="T9">i</text:span><text:span text:style-name="T7"> wyniki dla prądu ciągłego umieścić na tle wykresu obrazującego zależność teoretyczną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2T15:13:30.122000000</meta:creation-date>
    <dc:date>2024-05-02T15:55:08.196000000</dc:date>
    <meta:editing-duration>PT41M34S</meta:editing-duration>
    <meta:editing-cycles>7</meta:editing-cycles>
    <meta:generator>LibreOffice/7.6.4.1$Windows_X86_64 LibreOffice_project/e19e193f88cd6c0525a17fb7a176ed8e6a3e2aa1</meta:generator>
    <meta:print-date>2024-05-02T15:56:12.735000000</meta:print-date>
    <meta:printed-by>Pliki PDF</meta:printed-by>
    <meta:document-statistic meta:table-count="0" meta:image-count="0" meta:object-count="0" meta:page-count="1" meta:paragraph-count="20" meta:word-count="334" meta:character-count="2525" meta:non-whitespace-character-count="2222"/>
  </office:meta>
</office:document-meta>
</file>